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64pt" svg:height="432pt" svg:x="292.65pt" svg:y="390.78pt">
            <loext:p draw:notify-on-update-of-ranges="Sheet1.A1:Sheet1.A1 Sheet1.A2:Sheet1.A51 Sheet1.B1:Sheet1.B1 Sheet1.B2:Sheet1.B51 Sheet1.C1:Sheet1.C1 Sheet1.C2:Sheet1.C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2pt" svg:height="252pt" svg:x="366.83pt" svg:y="123.48pt">
            <loext:p draw:notify-on-update-of-ranges="Sheet1.A52:Sheet1.C52 Sheet1.A53:Sheet1.C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FO</text:p>
          </table:table-cell>
          <table:table-cell office:value-type="string" calcext:value-type="string">
            <text:p>SJF</text:p>
          </table:table-cell>
          <table:table-cell office:value-type="string" calcext:value-type="string">
            <text:p>MSJF</text:p>
          </table:table-cell>
        </table:table-row>
        <table:table-row table:style-name="ro1">
          <table:table-cell office:value-type="float" office:value="381547" calcext:value-type="float">
            <text:p>381547</text:p>
          </table:table-cell>
          <table:table-cell office:value-type="float" office:value="392805" calcext:value-type="float">
            <text:p>392805</text:p>
          </table:table-cell>
          <table:table-cell office:value-type="float" office:value="389925" calcext:value-type="float">
            <text:p>389925</text:p>
          </table:table-cell>
        </table:table-row>
        <table:table-row table:style-name="ro1">
          <table:table-cell office:value-type="float" office:value="362504" calcext:value-type="float">
            <text:p>362504</text:p>
          </table:table-cell>
          <table:table-cell office:value-type="float" office:value="366375" calcext:value-type="float">
            <text:p>366375</text:p>
          </table:table-cell>
          <table:table-cell office:value-type="float" office:value="379640" calcext:value-type="float">
            <text:p>379640</text:p>
          </table:table-cell>
        </table:table-row>
        <table:table-row table:style-name="ro1">
          <table:table-cell office:value-type="float" office:value="399149" calcext:value-type="float">
            <text:p>399149</text:p>
          </table:table-cell>
          <table:table-cell office:value-type="float" office:value="377751" calcext:value-type="float">
            <text:p>377751</text:p>
          </table:table-cell>
          <table:table-cell office:value-type="float" office:value="379531" calcext:value-type="float">
            <text:p>379531</text:p>
          </table:table-cell>
        </table:table-row>
        <table:table-row table:style-name="ro1">
          <table:table-cell office:value-type="float" office:value="380156" calcext:value-type="float">
            <text:p>380156</text:p>
          </table:table-cell>
          <table:table-cell office:value-type="float" office:value="394847" calcext:value-type="float">
            <text:p>394847</text:p>
          </table:table-cell>
          <table:table-cell office:value-type="float" office:value="385949" calcext:value-type="float">
            <text:p>385949</text:p>
          </table:table-cell>
        </table:table-row>
        <table:table-row table:style-name="ro1">
          <table:table-cell office:value-type="float" office:value="380176" calcext:value-type="float">
            <text:p>380176</text:p>
          </table:table-cell>
          <table:table-cell office:value-type="float" office:value="384824" calcext:value-type="float">
            <text:p>384824</text:p>
          </table:table-cell>
          <table:table-cell office:value-type="float" office:value="372317" calcext:value-type="float">
            <text:p>372317</text:p>
          </table:table-cell>
        </table:table-row>
        <table:table-row table:style-name="ro1">
          <table:table-cell office:value-type="float" office:value="361537" calcext:value-type="float">
            <text:p>361537</text:p>
          </table:table-cell>
          <table:table-cell office:value-type="float" office:value="360229" calcext:value-type="float">
            <text:p>360229</text:p>
          </table:table-cell>
          <table:table-cell office:value-type="float" office:value="351214" calcext:value-type="float">
            <text:p>351214</text:p>
          </table:table-cell>
        </table:table-row>
        <table:table-row table:style-name="ro1">
          <table:table-cell office:value-type="float" office:value="333369" calcext:value-type="float">
            <text:p>333369</text:p>
          </table:table-cell>
          <table:table-cell office:value-type="float" office:value="337112" calcext:value-type="float">
            <text:p>337112</text:p>
          </table:table-cell>
          <table:table-cell office:value-type="float" office:value="334180" calcext:value-type="float">
            <text:p>334180</text:p>
          </table:table-cell>
        </table:table-row>
        <table:table-row table:style-name="ro1">
          <table:table-cell office:value-type="float" office:value="353646" calcext:value-type="float">
            <text:p>353646</text:p>
          </table:table-cell>
          <table:table-cell office:value-type="float" office:value="349270" calcext:value-type="float">
            <text:p>349270</text:p>
          </table:table-cell>
          <table:table-cell office:value-type="float" office:value="349863" calcext:value-type="float">
            <text:p>349863</text:p>
          </table:table-cell>
        </table:table-row>
        <table:table-row table:style-name="ro1">
          <table:table-cell office:value-type="float" office:value="381772" calcext:value-type="float">
            <text:p>381772</text:p>
          </table:table-cell>
          <table:table-cell office:value-type="float" office:value="371943" calcext:value-type="float">
            <text:p>371943</text:p>
          </table:table-cell>
          <table:table-cell office:value-type="float" office:value="365942" calcext:value-type="float">
            <text:p>365942</text:p>
          </table:table-cell>
        </table:table-row>
        <table:table-row table:style-name="ro1">
          <table:table-cell office:value-type="float" office:value="355065" calcext:value-type="float">
            <text:p>355065</text:p>
          </table:table-cell>
          <table:table-cell office:value-type="float" office:value="353945" calcext:value-type="float">
            <text:p>353945</text:p>
          </table:table-cell>
          <table:table-cell office:value-type="float" office:value="352403" calcext:value-type="float">
            <text:p>352403</text:p>
          </table:table-cell>
        </table:table-row>
        <table:table-row table:style-name="ro1">
          <table:table-cell office:value-type="float" office:value="355351" calcext:value-type="float">
            <text:p>355351</text:p>
          </table:table-cell>
          <table:table-cell office:value-type="float" office:value="362718" calcext:value-type="float">
            <text:p>362718</text:p>
          </table:table-cell>
          <table:table-cell office:value-type="float" office:value="356143" calcext:value-type="float">
            <text:p>356143</text:p>
          </table:table-cell>
        </table:table-row>
        <table:table-row table:style-name="ro1">
          <table:table-cell office:value-type="float" office:value="350169" calcext:value-type="float">
            <text:p>350169</text:p>
          </table:table-cell>
          <table:table-cell office:value-type="float" office:value="344543" calcext:value-type="float">
            <text:p>344543</text:p>
          </table:table-cell>
          <table:table-cell office:value-type="float" office:value="346629" calcext:value-type="float">
            <text:p>346629</text:p>
          </table:table-cell>
        </table:table-row>
        <table:table-row table:style-name="ro1">
          <table:table-cell office:value-type="float" office:value="366783" calcext:value-type="float">
            <text:p>366783</text:p>
          </table:table-cell>
          <table:table-cell office:value-type="float" office:value="370078" calcext:value-type="float">
            <text:p>370078</text:p>
          </table:table-cell>
          <table:table-cell office:value-type="float" office:value="370798" calcext:value-type="float">
            <text:p>370798</text:p>
          </table:table-cell>
        </table:table-row>
        <table:table-row table:style-name="ro1">
          <table:table-cell office:value-type="float" office:value="360396" calcext:value-type="float">
            <text:p>360396</text:p>
          </table:table-cell>
          <table:table-cell office:value-type="float" office:value="355124" calcext:value-type="float">
            <text:p>355124</text:p>
          </table:table-cell>
          <table:table-cell office:value-type="float" office:value="349302" calcext:value-type="float">
            <text:p>349302</text:p>
          </table:table-cell>
        </table:table-row>
        <table:table-row table:style-name="ro1">
          <table:table-cell office:value-type="float" office:value="359922" calcext:value-type="float">
            <text:p>359922</text:p>
          </table:table-cell>
          <table:table-cell office:value-type="float" office:value="366548" calcext:value-type="float">
            <text:p>366548</text:p>
          </table:table-cell>
          <table:table-cell office:value-type="float" office:value="366871" calcext:value-type="float">
            <text:p>366871</text:p>
          </table:table-cell>
        </table:table-row>
        <table:table-row table:style-name="ro1">
          <table:table-cell office:value-type="float" office:value="383472" calcext:value-type="float">
            <text:p>383472</text:p>
          </table:table-cell>
          <table:table-cell office:value-type="float" office:value="382705" calcext:value-type="float">
            <text:p>382705</text:p>
          </table:table-cell>
          <table:table-cell office:value-type="float" office:value="377130" calcext:value-type="float">
            <text:p>377130</text:p>
          </table:table-cell>
        </table:table-row>
        <table:table-row table:style-name="ro1">
          <table:table-cell office:value-type="float" office:value="343921" calcext:value-type="float">
            <text:p>343921</text:p>
          </table:table-cell>
          <table:table-cell office:value-type="float" office:value="350738" calcext:value-type="float">
            <text:p>350738</text:p>
          </table:table-cell>
          <table:table-cell office:value-type="float" office:value="345837" calcext:value-type="float">
            <text:p>345837</text:p>
          </table:table-cell>
        </table:table-row>
        <table:table-row table:style-name="ro1">
          <table:table-cell office:value-type="float" office:value="393127" calcext:value-type="float">
            <text:p>393127</text:p>
          </table:table-cell>
          <table:table-cell office:value-type="float" office:value="390966" calcext:value-type="float">
            <text:p>390966</text:p>
          </table:table-cell>
          <table:table-cell office:value-type="float" office:value="384922" calcext:value-type="float">
            <text:p>384922</text:p>
          </table:table-cell>
        </table:table-row>
        <table:table-row table:style-name="ro1">
          <table:table-cell office:value-type="float" office:value="346907" calcext:value-type="float">
            <text:p>346907</text:p>
          </table:table-cell>
          <table:table-cell office:value-type="float" office:value="355072" calcext:value-type="float">
            <text:p>355072</text:p>
          </table:table-cell>
          <table:table-cell office:value-type="float" office:value="340435" calcext:value-type="float">
            <text:p>340435</text:p>
          </table:table-cell>
        </table:table-row>
        <table:table-row table:style-name="ro1">
          <table:table-cell office:value-type="float" office:value="374607" calcext:value-type="float">
            <text:p>374607</text:p>
          </table:table-cell>
          <table:table-cell office:value-type="float" office:value="377679" calcext:value-type="float">
            <text:p>377679</text:p>
          </table:table-cell>
          <table:table-cell office:value-type="float" office:value="378398" calcext:value-type="float">
            <text:p>378398</text:p>
          </table:table-cell>
        </table:table-row>
        <table:table-row table:style-name="ro1">
          <table:table-cell office:value-type="float" office:value="351553" calcext:value-type="float">
            <text:p>351553</text:p>
          </table:table-cell>
          <table:table-cell office:value-type="float" office:value="354740" calcext:value-type="float">
            <text:p>354740</text:p>
          </table:table-cell>
          <table:table-cell office:value-type="float" office:value="337792" calcext:value-type="float">
            <text:p>337792</text:p>
          </table:table-cell>
        </table:table-row>
        <table:table-row table:style-name="ro1">
          <table:table-cell office:value-type="float" office:value="361342" calcext:value-type="float">
            <text:p>361342</text:p>
          </table:table-cell>
          <table:table-cell office:value-type="float" office:value="358762" calcext:value-type="float">
            <text:p>358762</text:p>
          </table:table-cell>
          <table:table-cell office:value-type="float" office:value="350250" calcext:value-type="float">
            <text:p>350250</text:p>
          </table:table-cell>
        </table:table-row>
        <table:table-row table:style-name="ro1">
          <table:table-cell office:value-type="float" office:value="346875" calcext:value-type="float">
            <text:p>346875</text:p>
          </table:table-cell>
          <table:table-cell office:value-type="float" office:value="352453" calcext:value-type="float">
            <text:p>352453</text:p>
          </table:table-cell>
          <table:table-cell office:value-type="float" office:value="355041" calcext:value-type="float">
            <text:p>355041</text:p>
          </table:table-cell>
        </table:table-row>
        <table:table-row table:style-name="ro1">
          <table:table-cell office:value-type="float" office:value="375046" calcext:value-type="float">
            <text:p>375046</text:p>
          </table:table-cell>
          <table:table-cell office:value-type="float" office:value="372393" calcext:value-type="float">
            <text:p>372393</text:p>
          </table:table-cell>
          <table:table-cell office:value-type="float" office:value="362644" calcext:value-type="float">
            <text:p>362644</text:p>
          </table:table-cell>
        </table:table-row>
        <table:table-row table:style-name="ro1">
          <table:table-cell office:value-type="float" office:value="342535" calcext:value-type="float">
            <text:p>342535</text:p>
          </table:table-cell>
          <table:table-cell office:value-type="float" office:value="340738" calcext:value-type="float">
            <text:p>340738</text:p>
          </table:table-cell>
          <table:table-cell office:value-type="float" office:value="336764" calcext:value-type="float">
            <text:p>336764</text:p>
          </table:table-cell>
        </table:table-row>
        <table:table-row table:style-name="ro1">
          <table:table-cell office:value-type="float" office:value="371214" calcext:value-type="float">
            <text:p>371214</text:p>
          </table:table-cell>
          <table:table-cell office:value-type="float" office:value="374534" calcext:value-type="float">
            <text:p>374534</text:p>
          </table:table-cell>
          <table:table-cell office:value-type="float" office:value="365945" calcext:value-type="float">
            <text:p>365945</text:p>
          </table:table-cell>
        </table:table-row>
        <table:table-row table:style-name="ro1">
          <table:table-cell office:value-type="float" office:value="360481" calcext:value-type="float">
            <text:p>360481</text:p>
          </table:table-cell>
          <table:table-cell office:value-type="float" office:value="357482" calcext:value-type="float">
            <text:p>357482</text:p>
          </table:table-cell>
          <table:table-cell office:value-type="float" office:value="364650" calcext:value-type="float">
            <text:p>364650</text:p>
          </table:table-cell>
        </table:table-row>
        <table:table-row table:style-name="ro1">
          <table:table-cell office:value-type="float" office:value="353138" calcext:value-type="float">
            <text:p>353138</text:p>
          </table:table-cell>
          <table:table-cell office:value-type="float" office:value="359759" calcext:value-type="float">
            <text:p>359759</text:p>
          </table:table-cell>
          <table:table-cell office:value-type="float" office:value="353386" calcext:value-type="float">
            <text:p>353386</text:p>
          </table:table-cell>
        </table:table-row>
        <table:table-row table:style-name="ro1">
          <table:table-cell office:value-type="float" office:value="343147" calcext:value-type="float">
            <text:p>343147</text:p>
          </table:table-cell>
          <table:table-cell office:value-type="float" office:value="353323" calcext:value-type="float">
            <text:p>353323</text:p>
          </table:table-cell>
          <table:table-cell office:value-type="float" office:value="357593" calcext:value-type="float">
            <text:p>357593</text:p>
          </table:table-cell>
        </table:table-row>
        <table:table-row table:style-name="ro1">
          <table:table-cell office:value-type="float" office:value="361996" calcext:value-type="float">
            <text:p>361996</text:p>
          </table:table-cell>
          <table:table-cell office:value-type="float" office:value="363361" calcext:value-type="float">
            <text:p>363361</text:p>
          </table:table-cell>
          <table:table-cell office:value-type="float" office:value="363967" calcext:value-type="float">
            <text:p>363967</text:p>
          </table:table-cell>
        </table:table-row>
        <table:table-row table:style-name="ro1">
          <table:table-cell office:value-type="float" office:value="380064" calcext:value-type="float">
            <text:p>380064</text:p>
          </table:table-cell>
          <table:table-cell office:value-type="float" office:value="386139" calcext:value-type="float">
            <text:p>386139</text:p>
          </table:table-cell>
          <table:table-cell office:value-type="float" office:value="379782" calcext:value-type="float">
            <text:p>379782</text:p>
          </table:table-cell>
        </table:table-row>
        <table:table-row table:style-name="ro1">
          <table:table-cell office:value-type="float" office:value="368749" calcext:value-type="float">
            <text:p>368749</text:p>
          </table:table-cell>
          <table:table-cell office:value-type="float" office:value="378610" calcext:value-type="float">
            <text:p>378610</text:p>
          </table:table-cell>
          <table:table-cell office:value-type="float" office:value="374209" calcext:value-type="float">
            <text:p>374209</text:p>
          </table:table-cell>
        </table:table-row>
        <table:table-row table:style-name="ro1">
          <table:table-cell office:value-type="float" office:value="353522" calcext:value-type="float">
            <text:p>353522</text:p>
          </table:table-cell>
          <table:table-cell office:value-type="float" office:value="354304" calcext:value-type="float">
            <text:p>354304</text:p>
          </table:table-cell>
          <table:table-cell office:value-type="float" office:value="338872" calcext:value-type="float">
            <text:p>338872</text:p>
          </table:table-cell>
        </table:table-row>
        <table:table-row table:style-name="ro1">
          <table:table-cell office:value-type="float" office:value="355477" calcext:value-type="float">
            <text:p>355477</text:p>
          </table:table-cell>
          <table:table-cell office:value-type="float" office:value="357521" calcext:value-type="float">
            <text:p>357521</text:p>
          </table:table-cell>
          <table:table-cell office:value-type="float" office:value="346249" calcext:value-type="float">
            <text:p>346249</text:p>
          </table:table-cell>
        </table:table-row>
        <table:table-row table:style-name="ro1">
          <table:table-cell office:value-type="float" office:value="377515" calcext:value-type="float">
            <text:p>377515</text:p>
          </table:table-cell>
          <table:table-cell office:value-type="float" office:value="361310" calcext:value-type="float">
            <text:p>361310</text:p>
          </table:table-cell>
          <table:table-cell office:value-type="float" office:value="363198" calcext:value-type="float">
            <text:p>363198</text:p>
          </table:table-cell>
        </table:table-row>
        <table:table-row table:style-name="ro1">
          <table:table-cell office:value-type="float" office:value="372112" calcext:value-type="float">
            <text:p>372112</text:p>
          </table:table-cell>
          <table:table-cell office:value-type="float" office:value="379725" calcext:value-type="float">
            <text:p>379725</text:p>
          </table:table-cell>
          <table:table-cell office:value-type="float" office:value="372713" calcext:value-type="float">
            <text:p>372713</text:p>
          </table:table-cell>
        </table:table-row>
        <table:table-row table:style-name="ro1">
          <table:table-cell office:value-type="float" office:value="364063" calcext:value-type="float">
            <text:p>364063</text:p>
          </table:table-cell>
          <table:table-cell office:value-type="float" office:value="364868" calcext:value-type="float">
            <text:p>364868</text:p>
          </table:table-cell>
          <table:table-cell office:value-type="float" office:value="370941" calcext:value-type="float">
            <text:p>370941</text:p>
          </table:table-cell>
        </table:table-row>
        <table:table-row table:style-name="ro1">
          <table:table-cell office:value-type="float" office:value="389159" calcext:value-type="float">
            <text:p>389159</text:p>
          </table:table-cell>
          <table:table-cell office:value-type="float" office:value="375853" calcext:value-type="float">
            <text:p>375853</text:p>
          </table:table-cell>
          <table:table-cell office:value-type="float" office:value="372182" calcext:value-type="float">
            <text:p>372182</text:p>
          </table:table-cell>
        </table:table-row>
        <table:table-row table:style-name="ro1">
          <table:table-cell office:value-type="float" office:value="377408" calcext:value-type="float">
            <text:p>377408</text:p>
          </table:table-cell>
          <table:table-cell office:value-type="float" office:value="380227" calcext:value-type="float">
            <text:p>380227</text:p>
          </table:table-cell>
          <table:table-cell office:value-type="float" office:value="380549" calcext:value-type="float">
            <text:p>380549</text:p>
          </table:table-cell>
        </table:table-row>
        <table:table-row table:style-name="ro1">
          <table:table-cell office:value-type="float" office:value="373173" calcext:value-type="float">
            <text:p>373173</text:p>
          </table:table-cell>
          <table:table-cell office:value-type="float" office:value="372928" calcext:value-type="float">
            <text:p>372928</text:p>
          </table:table-cell>
          <table:table-cell office:value-type="float" office:value="379739" calcext:value-type="float">
            <text:p>379739</text:p>
          </table:table-cell>
        </table:table-row>
        <table:table-row table:style-name="ro1">
          <table:table-cell office:value-type="float" office:value="351594" calcext:value-type="float">
            <text:p>351594</text:p>
          </table:table-cell>
          <table:table-cell office:value-type="float" office:value="356724" calcext:value-type="float">
            <text:p>356724</text:p>
          </table:table-cell>
          <table:table-cell office:value-type="float" office:value="343517" calcext:value-type="float">
            <text:p>343517</text:p>
          </table:table-cell>
        </table:table-row>
        <table:table-row table:style-name="ro1">
          <table:table-cell office:value-type="float" office:value="376349" calcext:value-type="float">
            <text:p>376349</text:p>
          </table:table-cell>
          <table:table-cell office:value-type="float" office:value="370252" calcext:value-type="float">
            <text:p>370252</text:p>
          </table:table-cell>
          <table:table-cell office:value-type="float" office:value="366836" calcext:value-type="float">
            <text:p>366836</text:p>
          </table:table-cell>
        </table:table-row>
        <table:table-row table:style-name="ro1">
          <table:table-cell office:value-type="float" office:value="382477" calcext:value-type="float">
            <text:p>382477</text:p>
          </table:table-cell>
          <table:table-cell office:value-type="float" office:value="380535" calcext:value-type="float">
            <text:p>380535</text:p>
          </table:table-cell>
          <table:table-cell office:value-type="float" office:value="376706" calcext:value-type="float">
            <text:p>376706</text:p>
          </table:table-cell>
        </table:table-row>
        <table:table-row table:style-name="ro1">
          <table:table-cell office:value-type="float" office:value="366183" calcext:value-type="float">
            <text:p>366183</text:p>
          </table:table-cell>
          <table:table-cell office:value-type="float" office:value="364425" calcext:value-type="float">
            <text:p>364425</text:p>
          </table:table-cell>
          <table:table-cell office:value-type="float" office:value="362906" calcext:value-type="float">
            <text:p>362906</text:p>
          </table:table-cell>
        </table:table-row>
        <table:table-row table:style-name="ro1">
          <table:table-cell office:value-type="float" office:value="366959" calcext:value-type="float">
            <text:p>366959</text:p>
          </table:table-cell>
          <table:table-cell office:value-type="float" office:value="368978" calcext:value-type="float">
            <text:p>368978</text:p>
          </table:table-cell>
          <table:table-cell office:value-type="float" office:value="361205" calcext:value-type="float">
            <text:p>361205</text:p>
          </table:table-cell>
        </table:table-row>
        <table:table-row table:style-name="ro1">
          <table:table-cell office:value-type="float" office:value="375881" calcext:value-type="float">
            <text:p>375881</text:p>
          </table:table-cell>
          <table:table-cell office:value-type="float" office:value="381559" calcext:value-type="float">
            <text:p>381559</text:p>
          </table:table-cell>
          <table:table-cell office:value-type="float" office:value="379925" calcext:value-type="float">
            <text:p>379925</text:p>
          </table:table-cell>
        </table:table-row>
        <table:table-row table:style-name="ro1">
          <table:table-cell office:value-type="float" office:value="390435" calcext:value-type="float">
            <text:p>390435</text:p>
          </table:table-cell>
          <table:table-cell office:value-type="float" office:value="388309" calcext:value-type="float">
            <text:p>388309</text:p>
          </table:table-cell>
          <table:table-cell office:value-type="float" office:value="377720" calcext:value-type="float">
            <text:p>377720</text:p>
          </table:table-cell>
        </table:table-row>
        <table:table-row table:style-name="ro1">
          <table:table-cell office:value-type="float" office:value="348853" calcext:value-type="float">
            <text:p>348853</text:p>
          </table:table-cell>
          <table:table-cell office:value-type="float" office:value="346075" calcext:value-type="float">
            <text:p>346075</text:p>
          </table:table-cell>
          <table:table-cell office:value-type="float" office:value="352263" calcext:value-type="float">
            <text:p>352263</text:p>
          </table:table-cell>
        </table:table-row>
        <table:table-row table:style-name="ro1">
          <table:table-cell office:value-type="float" office:value="364309" calcext:value-type="float">
            <text:p>364309</text:p>
          </table:table-cell>
          <table:table-cell office:value-type="float" office:value="367100" calcext:value-type="float">
            <text:p>367100</text:p>
          </table:table-cell>
          <table:table-cell office:value-type="float" office:value="368282" calcext:value-type="float">
            <text:p>368282</text:p>
          </table:table-cell>
        </table:table-row>
        <table:table-row table:style-name="ro1">
          <table:table-cell office:value-type="float" office:value="376411" calcext:value-type="float">
            <text:p>376411</text:p>
          </table:table-cell>
          <table:table-cell office:value-type="float" office:value="386413" calcext:value-type="float">
            <text:p>386413</text:p>
          </table:table-cell>
          <table:table-cell office:value-type="float" office:value="383859" calcext:value-type="float">
            <text:p>383859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office:value-type="string" calcext:value-type="string">
            <text:p>SJF</text:p>
          </table:table-cell>
          <table:table-cell office:value-type="string" calcext:value-type="string">
            <text:p>MSJF</text:p>
          </table:table-cell>
        </table:table-row>
        <table:table-row table:style-name="ro1">
          <table:table-cell table:formula="of:=AVERAGE([.A2:.A51])" office:value-type="float" office:value="366031.92" calcext:value-type="float">
            <text:p>366031.92</text:p>
          </table:table-cell>
          <table:table-cell table:formula="of:=AVERAGE([.B2:.B51])" office:value-type="float" office:value="367093.44" calcext:value-type="float">
            <text:p>367093.44</text:p>
          </table:table-cell>
          <table:table-cell table:formula="of:=AVERAGE([.C2:.C51])" office:value-type="float" office:value="363542.28" calcext:value-type="float">
            <text:p>363542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1:59:12.029222052</meta:creation-date>
    <dc:date>2019-03-12T12:39:13.457615284</dc:date>
    <meta:editing-duration>PT11M45S</meta:editing-duration>
    <meta:editing-cycles>1</meta:editing-cycles>
    <meta:document-statistic meta:table-count="1" meta:cell-count="159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bar" chart:style-name="ch1">
        <chart:title svg:x="12.484cm" svg:y="0.44cm" chart:style-name="ch2">
          <text:p>Variable Processor Speeds</text:p>
        </chart:title>
        <chart:legend chart:legend-position="end" svg:x="28.8cm" svg:y="6.823cm" style:legend-expansion="high" chart:style-name="ch3"/>
        <chart:plot-area chart:style-name="ch4" table:cell-range-address="Sheet1.A1:Sheet1.C51" chart:data-source-has-labels="row" svg:x="1.62cm" svg:y="1.523cm" svg:width="26.571cm" svg:height="12.433cm">
          <chartooo:coordinate-region svg:x="2.982cm" svg:y="1.722cm" svg:width="25.209cm" svg:height="11.587cm"/>
          <chart:axis chart:dimension="x" chart:name="primary-x" chart:style-name="ch5">
            <chart:title svg:x="14.028cm" svg:y="14.26cm" chart:style-name="ch6">
              <text:p>Experiment</text:p>
            </chart:title>
          </chart:axis>
          <chart:axis chart:dimension="y" chart:name="primary-y" chart:style-name="ch7">
            <chart:title svg:x="0.451cm" svg:y="8.788cm" chart:style-name="ch8">
              <text:p>Running Time</text:p>
            </chart:title>
            <chart:grid chart:style-name="ch9" chart:class="major"/>
          </chart:axis>
          <chart:series chart:style-name="ch10" chart:values-cell-range-address="Sheet1.A2:Sheet1.A51" chart:label-cell-address="Sheet1.A1:Sheet1.A1" chart:class="chart:bar">
            <chart:data-point chart:repeated="50"/>
          </chart:series>
          <chart:series chart:style-name="ch11" chart:values-cell-range-address="Sheet1.B2:Sheet1.B51" chart:label-cell-address="Sheet1.B1:Sheet1.B1" chart:class="chart:bar">
            <chart:data-point chart:repeated="50"/>
          </chart:series>
          <chart:series chart:style-name="ch12" chart:values-cell-range-address="Sheet1.C2:Sheet1.C51" chart:label-cell-address="Sheet1.C1:Sheet1.C1" chart:class="chart:bar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Sheet1.A1:Sheet1.A1</svg:desc>
                </draw:g>
              </table:table-cell>
              <table:table-cell office:value-type="string">
                <text:p>SJF</text:p>
                <draw:g>
                  <svg:desc>Sheet1.B1:Sheet1.B1</svg:desc>
                </draw:g>
              </table:table-cell>
              <table:table-cell office:value-type="string">
                <text:p>MSJF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1547">
                <text:p>381547</text:p>
                <draw:g>
                  <svg:desc>Sheet1.A2:Sheet1.A51</svg:desc>
                </draw:g>
              </table:table-cell>
              <table:table-cell office:value-type="float" office:value="392805">
                <text:p>392805</text:p>
                <draw:g>
                  <svg:desc>Sheet1.B2:Sheet1.B51</svg:desc>
                </draw:g>
              </table:table-cell>
              <table:table-cell office:value-type="float" office:value="389925">
                <text:p>389925</text:p>
                <draw:g>
                  <svg:desc>Sheet1.C2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2504">
                <text:p>362504</text:p>
              </table:table-cell>
              <table:table-cell office:value-type="float" office:value="366375">
                <text:p>366375</text:p>
              </table:table-cell>
              <table:table-cell office:value-type="float" office:value="379640">
                <text:p>3796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149">
                <text:p>399149</text:p>
              </table:table-cell>
              <table:table-cell office:value-type="float" office:value="377751">
                <text:p>377751</text:p>
              </table:table-cell>
              <table:table-cell office:value-type="float" office:value="379531">
                <text:p>379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156">
                <text:p>380156</text:p>
              </table:table-cell>
              <table:table-cell office:value-type="float" office:value="394847">
                <text:p>394847</text:p>
              </table:table-cell>
              <table:table-cell office:value-type="float" office:value="385949">
                <text:p>385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176">
                <text:p>380176</text:p>
              </table:table-cell>
              <table:table-cell office:value-type="float" office:value="384824">
                <text:p>384824</text:p>
              </table:table-cell>
              <table:table-cell office:value-type="float" office:value="372317">
                <text:p>372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1537">
                <text:p>361537</text:p>
              </table:table-cell>
              <table:table-cell office:value-type="float" office:value="360229">
                <text:p>360229</text:p>
              </table:table-cell>
              <table:table-cell office:value-type="float" office:value="351214">
                <text:p>351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3369">
                <text:p>333369</text:p>
              </table:table-cell>
              <table:table-cell office:value-type="float" office:value="337112">
                <text:p>337112</text:p>
              </table:table-cell>
              <table:table-cell office:value-type="float" office:value="334180">
                <text:p>334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3646">
                <text:p>353646</text:p>
              </table:table-cell>
              <table:table-cell office:value-type="float" office:value="349270">
                <text:p>349270</text:p>
              </table:table-cell>
              <table:table-cell office:value-type="float" office:value="349863">
                <text:p>349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1772">
                <text:p>381772</text:p>
              </table:table-cell>
              <table:table-cell office:value-type="float" office:value="371943">
                <text:p>371943</text:p>
              </table:table-cell>
              <table:table-cell office:value-type="float" office:value="365942">
                <text:p>365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5065">
                <text:p>355065</text:p>
              </table:table-cell>
              <table:table-cell office:value-type="float" office:value="353945">
                <text:p>353945</text:p>
              </table:table-cell>
              <table:table-cell office:value-type="float" office:value="352403">
                <text:p>352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5351">
                <text:p>355351</text:p>
              </table:table-cell>
              <table:table-cell office:value-type="float" office:value="362718">
                <text:p>362718</text:p>
              </table:table-cell>
              <table:table-cell office:value-type="float" office:value="356143">
                <text:p>356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169">
                <text:p>350169</text:p>
              </table:table-cell>
              <table:table-cell office:value-type="float" office:value="344543">
                <text:p>344543</text:p>
              </table:table-cell>
              <table:table-cell office:value-type="float" office:value="346629">
                <text:p>3466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6783">
                <text:p>366783</text:p>
              </table:table-cell>
              <table:table-cell office:value-type="float" office:value="370078">
                <text:p>370078</text:p>
              </table:table-cell>
              <table:table-cell office:value-type="float" office:value="370798">
                <text:p>370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396">
                <text:p>360396</text:p>
              </table:table-cell>
              <table:table-cell office:value-type="float" office:value="355124">
                <text:p>355124</text:p>
              </table:table-cell>
              <table:table-cell office:value-type="float" office:value="349302">
                <text:p>349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9922">
                <text:p>359922</text:p>
              </table:table-cell>
              <table:table-cell office:value-type="float" office:value="366548">
                <text:p>366548</text:p>
              </table:table-cell>
              <table:table-cell office:value-type="float" office:value="366871">
                <text:p>366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3472">
                <text:p>383472</text:p>
              </table:table-cell>
              <table:table-cell office:value-type="float" office:value="382705">
                <text:p>382705</text:p>
              </table:table-cell>
              <table:table-cell office:value-type="float" office:value="377130">
                <text:p>377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3921">
                <text:p>343921</text:p>
              </table:table-cell>
              <table:table-cell office:value-type="float" office:value="350738">
                <text:p>350738</text:p>
              </table:table-cell>
              <table:table-cell office:value-type="float" office:value="345837">
                <text:p>3458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3127">
                <text:p>393127</text:p>
              </table:table-cell>
              <table:table-cell office:value-type="float" office:value="390966">
                <text:p>390966</text:p>
              </table:table-cell>
              <table:table-cell office:value-type="float" office:value="384922">
                <text:p>3849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6907">
                <text:p>346907</text:p>
              </table:table-cell>
              <table:table-cell office:value-type="float" office:value="355072">
                <text:p>355072</text:p>
              </table:table-cell>
              <table:table-cell office:value-type="float" office:value="340435">
                <text:p>340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4607">
                <text:p>374607</text:p>
              </table:table-cell>
              <table:table-cell office:value-type="float" office:value="377679">
                <text:p>377679</text:p>
              </table:table-cell>
              <table:table-cell office:value-type="float" office:value="378398">
                <text:p>3783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1553">
                <text:p>351553</text:p>
              </table:table-cell>
              <table:table-cell office:value-type="float" office:value="354740">
                <text:p>354740</text:p>
              </table:table-cell>
              <table:table-cell office:value-type="float" office:value="337792">
                <text:p>337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1342">
                <text:p>361342</text:p>
              </table:table-cell>
              <table:table-cell office:value-type="float" office:value="358762">
                <text:p>358762</text:p>
              </table:table-cell>
              <table:table-cell office:value-type="float" office:value="350250">
                <text:p>3502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6875">
                <text:p>346875</text:p>
              </table:table-cell>
              <table:table-cell office:value-type="float" office:value="352453">
                <text:p>352453</text:p>
              </table:table-cell>
              <table:table-cell office:value-type="float" office:value="355041">
                <text:p>355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5046">
                <text:p>375046</text:p>
              </table:table-cell>
              <table:table-cell office:value-type="float" office:value="372393">
                <text:p>372393</text:p>
              </table:table-cell>
              <table:table-cell office:value-type="float" office:value="362644">
                <text:p>3626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2535">
                <text:p>342535</text:p>
              </table:table-cell>
              <table:table-cell office:value-type="float" office:value="340738">
                <text:p>340738</text:p>
              </table:table-cell>
              <table:table-cell office:value-type="float" office:value="336764">
                <text:p>336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1214">
                <text:p>371214</text:p>
              </table:table-cell>
              <table:table-cell office:value-type="float" office:value="374534">
                <text:p>374534</text:p>
              </table:table-cell>
              <table:table-cell office:value-type="float" office:value="365945">
                <text:p>3659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481">
                <text:p>360481</text:p>
              </table:table-cell>
              <table:table-cell office:value-type="float" office:value="357482">
                <text:p>357482</text:p>
              </table:table-cell>
              <table:table-cell office:value-type="float" office:value="364650">
                <text:p>3646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3138">
                <text:p>353138</text:p>
              </table:table-cell>
              <table:table-cell office:value-type="float" office:value="359759">
                <text:p>359759</text:p>
              </table:table-cell>
              <table:table-cell office:value-type="float" office:value="353386">
                <text:p>353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3147">
                <text:p>343147</text:p>
              </table:table-cell>
              <table:table-cell office:value-type="float" office:value="353323">
                <text:p>353323</text:p>
              </table:table-cell>
              <table:table-cell office:value-type="float" office:value="357593">
                <text:p>3575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1996">
                <text:p>361996</text:p>
              </table:table-cell>
              <table:table-cell office:value-type="float" office:value="363361">
                <text:p>363361</text:p>
              </table:table-cell>
              <table:table-cell office:value-type="float" office:value="363967">
                <text:p>3639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064">
                <text:p>380064</text:p>
              </table:table-cell>
              <table:table-cell office:value-type="float" office:value="386139">
                <text:p>386139</text:p>
              </table:table-cell>
              <table:table-cell office:value-type="float" office:value="379782">
                <text:p>379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8749">
                <text:p>368749</text:p>
              </table:table-cell>
              <table:table-cell office:value-type="float" office:value="378610">
                <text:p>378610</text:p>
              </table:table-cell>
              <table:table-cell office:value-type="float" office:value="374209">
                <text:p>374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3522">
                <text:p>353522</text:p>
              </table:table-cell>
              <table:table-cell office:value-type="float" office:value="354304">
                <text:p>354304</text:p>
              </table:table-cell>
              <table:table-cell office:value-type="float" office:value="338872">
                <text:p>338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5477">
                <text:p>355477</text:p>
              </table:table-cell>
              <table:table-cell office:value-type="float" office:value="357521">
                <text:p>357521</text:p>
              </table:table-cell>
              <table:table-cell office:value-type="float" office:value="346249">
                <text:p>346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7515">
                <text:p>377515</text:p>
              </table:table-cell>
              <table:table-cell office:value-type="float" office:value="361310">
                <text:p>361310</text:p>
              </table:table-cell>
              <table:table-cell office:value-type="float" office:value="363198">
                <text:p>3631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2112">
                <text:p>372112</text:p>
              </table:table-cell>
              <table:table-cell office:value-type="float" office:value="379725">
                <text:p>379725</text:p>
              </table:table-cell>
              <table:table-cell office:value-type="float" office:value="372713">
                <text:p>3727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4063">
                <text:p>364063</text:p>
              </table:table-cell>
              <table:table-cell office:value-type="float" office:value="364868">
                <text:p>364868</text:p>
              </table:table-cell>
              <table:table-cell office:value-type="float" office:value="370941">
                <text:p>3709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9159">
                <text:p>389159</text:p>
              </table:table-cell>
              <table:table-cell office:value-type="float" office:value="375853">
                <text:p>375853</text:p>
              </table:table-cell>
              <table:table-cell office:value-type="float" office:value="372182">
                <text:p>3721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7408">
                <text:p>377408</text:p>
              </table:table-cell>
              <table:table-cell office:value-type="float" office:value="380227">
                <text:p>380227</text:p>
              </table:table-cell>
              <table:table-cell office:value-type="float" office:value="380549">
                <text:p>380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3173">
                <text:p>373173</text:p>
              </table:table-cell>
              <table:table-cell office:value-type="float" office:value="372928">
                <text:p>372928</text:p>
              </table:table-cell>
              <table:table-cell office:value-type="float" office:value="379739">
                <text:p>3797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594">
                <text:p>351594</text:p>
              </table:table-cell>
              <table:table-cell office:value-type="float" office:value="356724">
                <text:p>356724</text:p>
              </table:table-cell>
              <table:table-cell office:value-type="float" office:value="343517">
                <text:p>3435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6349">
                <text:p>376349</text:p>
              </table:table-cell>
              <table:table-cell office:value-type="float" office:value="370252">
                <text:p>370252</text:p>
              </table:table-cell>
              <table:table-cell office:value-type="float" office:value="366836">
                <text:p>366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2477">
                <text:p>382477</text:p>
              </table:table-cell>
              <table:table-cell office:value-type="float" office:value="380535">
                <text:p>380535</text:p>
              </table:table-cell>
              <table:table-cell office:value-type="float" office:value="376706">
                <text:p>376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6183">
                <text:p>366183</text:p>
              </table:table-cell>
              <table:table-cell office:value-type="float" office:value="364425">
                <text:p>364425</text:p>
              </table:table-cell>
              <table:table-cell office:value-type="float" office:value="362906">
                <text:p>3629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6959">
                <text:p>366959</text:p>
              </table:table-cell>
              <table:table-cell office:value-type="float" office:value="368978">
                <text:p>368978</text:p>
              </table:table-cell>
              <table:table-cell office:value-type="float" office:value="361205">
                <text:p>361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5881">
                <text:p>375881</text:p>
              </table:table-cell>
              <table:table-cell office:value-type="float" office:value="381559">
                <text:p>381559</text:p>
              </table:table-cell>
              <table:table-cell office:value-type="float" office:value="379925">
                <text:p>379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0435">
                <text:p>390435</text:p>
              </table:table-cell>
              <table:table-cell office:value-type="float" office:value="388309">
                <text:p>388309</text:p>
              </table:table-cell>
              <table:table-cell office:value-type="float" office:value="377720">
                <text:p>3777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8853">
                <text:p>348853</text:p>
              </table:table-cell>
              <table:table-cell office:value-type="float" office:value="346075">
                <text:p>346075</text:p>
              </table:table-cell>
              <table:table-cell office:value-type="float" office:value="352263">
                <text:p>3522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4309">
                <text:p>364309</text:p>
              </table:table-cell>
              <table:table-cell office:value-type="float" office:value="367100">
                <text:p>367100</text:p>
              </table:table-cell>
              <table:table-cell office:value-type="float" office:value="368282">
                <text:p>3682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6411">
                <text:p>376411</text:p>
              </table:table-cell>
              <table:table-cell office:value-type="float" office:value="386413">
                <text:p>386413</text:p>
              </table:table-cell>
              <table:table-cell office:value-type="float" office:value="383859">
                <text:p>383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title svg:x="4.864cm" svg:y="0.313cm" chart:style-name="ch2">
          <text:p>Variable Processor Speeds</text:p>
        </chart:title>
        <chart:subtitle svg:x="5.38cm" svg:y="1.269cm" chart:style-name="ch3">
          <text:p>Variable Process Speeds</text:p>
        </chart:subtitle>
        <chart:plot-area chart:style-name="ch4" table:cell-range-address="Sheet1.A52:Sheet1.C53" chart:data-source-has-labels="row" svg:x="1.315cm" svg:y="2.129cm" svg:width="13.622cm" svg:height="5.604cm">
          <chartooo:coordinate-region svg:x="2.677cm" svg:y="2.328cm" svg:width="12.26cm" svg:height="4.758cm"/>
          <chart:axis chart:dimension="x" chart:name="primary-x" chart:style-name="ch5" chartooo:axis-type="auto">
            <chartooo:date-scale/>
            <chart:title svg:x="7.381cm" svg:y="7.91cm" chart:style-name="ch6">
              <text:p>Algorithm</text:p>
            </chart:title>
            <chart:categories table:cell-range-address="Sheet1.A52:Sheet1.C52"/>
          </chart:axis>
          <chart:axis chart:dimension="y" chart:name="primary-y" chart:style-name="ch7">
            <chart:title svg:x="0.451cm" svg:y="6.338cm" chart:style-name="ch8">
              <text:p>Avg Time(seconds)</text:p>
            </chart:title>
            <chart:grid chart:style-name="ch9" chart:class="major"/>
          </chart:axis>
          <chart:series chart:style-name="ch10" chart:values-cell-range-address="Sheet1.A53:Sheet1.C5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Sheet1.A52:Sheet1.C52</svg:desc>
                </draw:g>
              </table:table-cell>
              <table:table-cell office:value-type="string">
                <text:p>SJF</text:p>
              </table:table-cell>
              <table:table-cell office:value-type="string">
                <text:p>MSJF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366031.92">
                <text:p>366031.92</text:p>
                <draw:g>
                  <svg:desc>Sheet1.A53:Sheet1.C53</svg:desc>
                </draw:g>
              </table:table-cell>
              <table:table-cell office:value-type="float" office:value="367093.44">
                <text:p>367093.44</text:p>
              </table:table-cell>
              <table:table-cell office:value-type="float" office:value="363542.28">
                <text:p>363542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